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RouteDaoImpl.ge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RouteDaoImpl.getGroup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RouteDaoImpl.getTarget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ssageRouteDaoImpl.MessageRouteDaoImpl( SessionManager sm , HCorrelatorSelector h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